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95.95pt"/>
    </style:style>
    <style:style style:name="co9" style:family="table-column">
      <style:table-column-properties fo:break-before="auto" style:column-width="89.0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Mean CER</text:p>
          </table:table-cell>
          <table:table-cell office:value-type="string" calcext:value-type="string">
            <text:p>Mean CER (Norm)</text:p>
          </table:table-cell>
          <table:table-cell office:value-type="string" calcext:value-type="string">
            <text:p>Mean WER</text:p>
          </table:table-cell>
          <table:table-cell office:value-type="string" calcext:value-type="string">
            <text:p>Mean WER (Norm)</text:p>
          </table:table-cell>
          <table:table-cell office:value-type="string" calcext:value-type="string">
            <text:p>Mean BLEU</text:p>
          </table:table-cell>
          <table:table-cell office:value-type="string" calcext:value-type="string">
            <text:p>Mean BLEU (Norm)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0.92857" calcext:value-type="float">
            <text:p>0.928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1697" calcext:value-type="float">
            <text:p>0.516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0.92857" calcext:value-type="float">
            <text:p>0.928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1697" calcext:value-type="float">
            <text:p>0.5169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0.92857" calcext:value-type="float">
            <text:p>0.928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1697" calcext:value-type="float">
            <text:p>0.5169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0.92857" calcext:value-type="float">
            <text:p>0.928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1697" calcext:value-type="float">
            <text:p>0.5169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0.92857" calcext:value-type="float">
            <text:p>0.928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1697" calcext:value-type="float">
            <text:p>0.5169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0.92857" calcext:value-type="float">
            <text:p>0.928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1697" calcext:value-type="float">
            <text:p>0.5169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0.92857" calcext:value-type="float">
            <text:p>0.928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1697" calcext:value-type="float">
            <text:p>0.5169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0.92857" calcext:value-type="float">
            <text:p>0.928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1697" calcext:value-type="float">
            <text:p>0.5169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0.92857" calcext:value-type="float">
            <text:p>0.928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1697" calcext:value-type="float">
            <text:p>0.5169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0.92857" calcext:value-type="float">
            <text:p>0.928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1697" calcext:value-type="float">
            <text:p>0.5169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0.78571" calcext:value-type="float">
            <text:p>0.7857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5831" calcext:value-type="float">
            <text:p>0.3583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0.85714" calcext:value-type="float">
            <text:p>0.857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479" calcext:value-type="float">
            <text:p>0.6147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0.85714" calcext:value-type="float">
            <text:p>0.857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479" calcext:value-type="float">
            <text:p>0.6147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0.85714" calcext:value-type="float">
            <text:p>0.857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479" calcext:value-type="float">
            <text:p>0.6147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0.85714" calcext:value-type="float">
            <text:p>0.857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479" calcext:value-type="float">
            <text:p>0.6147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0.78571" calcext:value-type="float">
            <text:p>0.78571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2894" calcext:value-type="float">
            <text:p>0.2289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0.78571" calcext:value-type="float">
            <text:p>0.78571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2894" calcext:value-type="float">
            <text:p>0.2289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0.75" calcext:value-type="float">
            <text:p>10.75</text:p>
          </table:table-cell>
          <table:table-cell office:value-type="float" office:value="0.76786" calcext:value-type="float">
            <text:p>0.76786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3321" calcext:value-type="float">
            <text:p>0.2332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office:value-type="float" office:value="10.75" calcext:value-type="float">
            <text:p>10.75</text:p>
          </table:table-cell>
          <table:table-cell office:value-type="float" office:value="0.76786" calcext:value-type="float">
            <text:p>0.76786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3321" calcext:value-type="float">
            <text:p>0.2332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6" calcext:value-type="float">
            <text:p>256</text:p>
          </table:table-cell>
          <table:table-cell office:value-type="float" office:value="10.75" calcext:value-type="float">
            <text:p>10.75</text:p>
          </table:table-cell>
          <table:table-cell office:value-type="float" office:value="0.76786" calcext:value-type="float">
            <text:p>0.76786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3321" calcext:value-type="float">
            <text:p>0.2332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6" calcext:value-type="float">
            <text:p>256</text:p>
          </table:table-cell>
          <table:table-cell office:value-type="float" office:value="10.75" calcext:value-type="float">
            <text:p>10.75</text:p>
          </table:table-cell>
          <table:table-cell office:value-type="float" office:value="0.76786" calcext:value-type="float">
            <text:p>0.76786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3321" calcext:value-type="float">
            <text:p>0.2332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8.75" calcext:value-type="float">
            <text:p>8.75</text:p>
          </table:table-cell>
          <table:table-cell office:value-type="float" office:value="0.625" calcext:value-type="float">
            <text:p>0.625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9124" calcext:value-type="float">
            <text:p>0.2912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6" calcext:value-type="float">
            <text:p>256</text:p>
          </table:table-cell>
          <table:table-cell office:value-type="float" office:value="8.5" calcext:value-type="float">
            <text:p>8.5</text:p>
          </table:table-cell>
          <table:table-cell office:value-type="float" office:value="0.60714" calcext:value-type="float">
            <text:p>0.60714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9459" calcext:value-type="float">
            <text:p>0.2945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6" calcext:value-type="float">
            <text:p>256</text:p>
          </table:table-cell>
          <table:table-cell office:value-type="float" office:value="8.75" calcext:value-type="float">
            <text:p>8.75</text:p>
          </table:table-cell>
          <table:table-cell office:value-type="float" office:value="0.625" calcext:value-type="float">
            <text:p>0.625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19017" calcext:value-type="float">
            <text:p>0.1901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6" calcext:value-type="float">
            <text:p>256</text:p>
          </table:table-cell>
          <table:table-cell office:value-type="float" office:value="8.75" calcext:value-type="float">
            <text:p>8.75</text:p>
          </table:table-cell>
          <table:table-cell office:value-type="float" office:value="0.625" calcext:value-type="float">
            <text:p>0.625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6626" calcext:value-type="float">
            <text:p>0.2662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8.75" calcext:value-type="float">
            <text:p>8.75</text:p>
          </table:table-cell>
          <table:table-cell office:value-type="float" office:value="0.625" calcext:value-type="float">
            <text:p>0.625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9124" calcext:value-type="float">
            <text:p>0.291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office:value-type="float" office:value="8.5" calcext:value-type="float">
            <text:p>8.5</text:p>
          </table:table-cell>
          <table:table-cell office:value-type="float" office:value="0.60714" calcext:value-type="float">
            <text:p>0.60714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9459" calcext:value-type="float">
            <text:p>0.2945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8.75" calcext:value-type="float">
            <text:p>8.75</text:p>
          </table:table-cell>
          <table:table-cell office:value-type="float" office:value="0.625" calcext:value-type="float">
            <text:p>0.625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9124" calcext:value-type="float">
            <text:p>0.2912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6" calcext:value-type="float">
            <text:p>256</text:p>
          </table:table-cell>
          <table:table-cell office:value-type="float" office:value="8.75" calcext:value-type="float">
            <text:p>8.75</text:p>
          </table:table-cell>
          <table:table-cell office:value-type="float" office:value="0.625" calcext:value-type="float">
            <text:p>0.625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9124" calcext:value-type="float">
            <text:p>0.2912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6" calcext:value-type="float">
            <text:p>256</text:p>
          </table:table-cell>
          <table:table-cell office:value-type="float" office:value="8.25" calcext:value-type="float">
            <text:p>8.25</text:p>
          </table:table-cell>
          <table:table-cell office:value-type="float" office:value="0.58929" calcext:value-type="float">
            <text:p>0.58929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30356" calcext:value-type="float">
            <text:p>0.3035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.57143" calcext:value-type="float">
            <text:p>0.57143</text:p>
          </table:table-cell>
          <table:table-cell office:value-type="float" office:value="3.75" calcext:value-type="float">
            <text:p>3.7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30084" calcext:value-type="float">
            <text:p>0.3008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office:value-type="float" office:value="6.75" calcext:value-type="float">
            <text:p>6.75</text:p>
          </table:table-cell>
          <table:table-cell office:value-type="float" office:value="0.48214" calcext:value-type="float">
            <text:p>0.48214</text:p>
          </table:table-cell>
          <table:table-cell office:value-type="float" office:value="3.75" calcext:value-type="float">
            <text:p>3.7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21982" calcext:value-type="float">
            <text:p>0.2198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6" calcext:value-type="float">
            <text:p>256</text:p>
          </table:table-cell>
          <table:table-cell office:value-type="float" office:value="6.75" calcext:value-type="float">
            <text:p>6.75</text:p>
          </table:table-cell>
          <table:table-cell office:value-type="float" office:value="0.48214" calcext:value-type="float">
            <text:p>0.48214</text:p>
          </table:table-cell>
          <table:table-cell office:value-type="float" office:value="3.75" calcext:value-type="float">
            <text:p>3.7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21982" calcext:value-type="float">
            <text:p>0.2198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5.5" calcext:value-type="float">
            <text:p>5.5</text:p>
          </table:table-cell>
          <table:table-cell office:value-type="float" office:value="0.39286" calcext:value-type="float">
            <text:p>0.39286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39938" calcext:value-type="float">
            <text:p>0.3993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6" calcext:value-type="float">
            <text:p>256</text:p>
          </table:table-cell>
          <table:table-cell office:value-type="float" office:value="6.75" calcext:value-type="float">
            <text:p>6.75</text:p>
          </table:table-cell>
          <table:table-cell office:value-type="float" office:value="0.48214" calcext:value-type="float">
            <text:p>0.48214</text:p>
          </table:table-cell>
          <table:table-cell office:value-type="float" office:value="3.75" calcext:value-type="float">
            <text:p>3.7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21982" calcext:value-type="float">
            <text:p>0.2198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6" calcext:value-type="float">
            <text:p>256</text:p>
          </table:table-cell>
          <table:table-cell office:value-type="float" office:value="5.75" calcext:value-type="float">
            <text:p>5.75</text:p>
          </table:table-cell>
          <table:table-cell office:value-type="float" office:value="0.41071" calcext:value-type="float">
            <text:p>0.41071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33668" calcext:value-type="float">
            <text:p>0.3366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6" calcext:value-type="float">
            <text:p>256</text:p>
          </table:table-cell>
          <table:table-cell office:value-type="float" office:value="6.75" calcext:value-type="float">
            <text:p>6.75</text:p>
          </table:table-cell>
          <table:table-cell office:value-type="float" office:value="0.48214" calcext:value-type="float">
            <text:p>0.48214</text:p>
          </table:table-cell>
          <table:table-cell office:value-type="float" office:value="3.75" calcext:value-type="float">
            <text:p>3.7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21982" calcext:value-type="float">
            <text:p>0.2198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6" calcext:value-type="float">
            <text:p>256</text:p>
          </table:table-cell>
          <table:table-cell office:value-type="float" office:value="5.75" calcext:value-type="float">
            <text:p>5.75</text:p>
          </table:table-cell>
          <table:table-cell office:value-type="float" office:value="0.41071" calcext:value-type="float">
            <text:p>0.41071</text:p>
          </table:table-cell>
          <table:table-cell office:value-type="float" office:value="2.75" calcext:value-type="float">
            <text:p>2.7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39331" calcext:value-type="float">
            <text:p>0.3933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6" calcext:value-type="float">
            <text:p>256</text:p>
          </table:table-cell>
          <table:table-cell office:value-type="float" office:value="5.75" calcext:value-type="float">
            <text:p>5.75</text:p>
          </table:table-cell>
          <table:table-cell office:value-type="float" office:value="0.41071" calcext:value-type="float">
            <text:p>0.41071</text:p>
          </table:table-cell>
          <table:table-cell office:value-type="float" office:value="2.75" calcext:value-type="float">
            <text:p>2.7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39331" calcext:value-type="float">
            <text:p>0.3933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float" office:value="5.25" calcext:value-type="float">
            <text:p>5.25</text:p>
          </table:table-cell>
          <table:table-cell office:value-type="float" office:value="0.375" calcext:value-type="float">
            <text:p>0.375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351" calcext:value-type="float">
            <text:p>0.4135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6" calcext:value-type="float">
            <text:p>256</text:p>
          </table:table-cell>
          <table:table-cell office:value-type="float" office:value="5.75" calcext:value-type="float">
            <text:p>5.75</text:p>
          </table:table-cell>
          <table:table-cell office:value-type="float" office:value="0.41071" calcext:value-type="float">
            <text:p>0.41071</text:p>
          </table:table-cell>
          <table:table-cell office:value-type="float" office:value="2.75" calcext:value-type="float">
            <text:p>2.7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39331" calcext:value-type="float">
            <text:p>0.3933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5.75" calcext:value-type="float">
            <text:p>5.75</text:p>
          </table:table-cell>
          <table:table-cell office:value-type="float" office:value="0.41071" calcext:value-type="float">
            <text:p>0.41071</text:p>
          </table:table-cell>
          <table:table-cell office:value-type="float" office:value="2.75" calcext:value-type="float">
            <text:p>2.7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39331" calcext:value-type="float">
            <text:p>0.3933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35714" calcext:value-type="float">
            <text:p>0.35714</text:p>
          </table:table-cell>
          <table:table-cell office:value-type="float" office:value="2.75" calcext:value-type="float">
            <text:p>2.7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44535" calcext:value-type="float">
            <text:p>0.4453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35714" calcext:value-type="float">
            <text:p>0.35714</text:p>
          </table:table-cell>
          <table:table-cell office:value-type="float" office:value="2.75" calcext:value-type="float">
            <text:p>2.7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44535" calcext:value-type="float">
            <text:p>0.4453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35714" calcext:value-type="float">
            <text:p>0.35714</text:p>
          </table:table-cell>
          <table:table-cell office:value-type="float" office:value="2.75" calcext:value-type="float">
            <text:p>2.7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44535" calcext:value-type="float">
            <text:p>0.4453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6" calcext:value-type="float">
            <text:p>256</text:p>
          </table:table-cell>
          <table:table-cell office:value-type="float" office:value="4.5" calcext:value-type="float">
            <text:p>4.5</text:p>
          </table:table-cell>
          <table:table-cell office:value-type="float" office:value="0.32143" calcext:value-type="float">
            <text:p>0.32143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6318" calcext:value-type="float">
            <text:p>0.4631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35714" calcext:value-type="float">
            <text:p>0.35714</text:p>
          </table:table-cell>
          <table:table-cell office:value-type="float" office:value="2.75" calcext:value-type="float">
            <text:p>2.7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44535" calcext:value-type="float">
            <text:p>0.4453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35714" calcext:value-type="float">
            <text:p>0.35714</text:p>
          </table:table-cell>
          <table:table-cell office:value-type="float" office:value="2.75" calcext:value-type="float">
            <text:p>2.7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44535" calcext:value-type="float">
            <text:p>0.4453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35714" calcext:value-type="float">
            <text:p>0.35714</text:p>
          </table:table-cell>
          <table:table-cell office:value-type="float" office:value="2.75" calcext:value-type="float">
            <text:p>2.7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47025" calcext:value-type="float">
            <text:p>0.4702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.25" calcext:value-type="float">
            <text:p>2.25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60665" calcext:value-type="float">
            <text:p>0.6066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35714" calcext:value-type="float">
            <text:p>0.35714</text:p>
          </table:table-cell>
          <table:table-cell office:value-type="float" office:value="2.75" calcext:value-type="float">
            <text:p>2.7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44535" calcext:value-type="float">
            <text:p>0.4453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35714" calcext:value-type="float">
            <text:p>0.35714</text:p>
          </table:table-cell>
          <table:table-cell office:value-type="float" office:value="2.75" calcext:value-type="float">
            <text:p>2.7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44535" calcext:value-type="float">
            <text:p>0.4453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6" calcext:value-type="float">
            <text:p>256</text:p>
          </table:table-cell>
          <table:table-cell office:value-type="float" office:value="3.75" calcext:value-type="float">
            <text:p>3.75</text:p>
          </table:table-cell>
          <table:table-cell office:value-type="float" office:value="0.26786" calcext:value-type="float">
            <text:p>0.26786</text:p>
          </table:table-cell>
          <table:table-cell office:value-type="float" office:value="1.75" calcext:value-type="float">
            <text:p>1.75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64362" calcext:value-type="float">
            <text:p>0.6436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6" calcext:value-type="float">
            <text:p>256</text:p>
          </table:table-cell>
          <table:table-cell office:value-type="float" office:value="3.75" calcext:value-type="float">
            <text:p>3.75</text:p>
          </table:table-cell>
          <table:table-cell office:value-type="float" office:value="0.26786" calcext:value-type="float">
            <text:p>0.26786</text:p>
          </table:table-cell>
          <table:table-cell office:value-type="float" office:value="1.75" calcext:value-type="float">
            <text:p>1.75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64362" calcext:value-type="float">
            <text:p>0.6436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6" calcext:value-type="float">
            <text:p>256</text:p>
          </table:table-cell>
          <table:table-cell office:value-type="float" office:value="3.75" calcext:value-type="float">
            <text:p>3.75</text:p>
          </table:table-cell>
          <table:table-cell office:value-type="float" office:value="0.26786" calcext:value-type="float">
            <text:p>0.26786</text:p>
          </table:table-cell>
          <table:table-cell office:value-type="float" office:value="1.75" calcext:value-type="float">
            <text:p>1.75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64362" calcext:value-type="float">
            <text:p>0.6436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float" office:value="3.75" calcext:value-type="float">
            <text:p>3.75</text:p>
          </table:table-cell>
          <table:table-cell office:value-type="float" office:value="0.26786" calcext:value-type="float">
            <text:p>0.26786</text:p>
          </table:table-cell>
          <table:table-cell office:value-type="float" office:value="1.75" calcext:value-type="float">
            <text:p>1.75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64362" calcext:value-type="float">
            <text:p>0.6436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6" calcext:value-type="float">
            <text:p>256</text:p>
          </table:table-cell>
          <table:table-cell office:value-type="float" office:value="3.75" calcext:value-type="float">
            <text:p>3.75</text:p>
          </table:table-cell>
          <table:table-cell office:value-type="float" office:value="0.26786" calcext:value-type="float">
            <text:p>0.26786</text:p>
          </table:table-cell>
          <table:table-cell office:value-type="float" office:value="1.75" calcext:value-type="float">
            <text:p>1.75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64362" calcext:value-type="float">
            <text:p>0.6436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6" calcext:value-type="float">
            <text:p>256</text:p>
          </table:table-cell>
          <table:table-cell office:value-type="float" office:value="3.75" calcext:value-type="float">
            <text:p>3.75</text:p>
          </table:table-cell>
          <table:table-cell office:value-type="float" office:value="0.26786" calcext:value-type="float">
            <text:p>0.26786</text:p>
          </table:table-cell>
          <table:table-cell office:value-type="float" office:value="1.75" calcext:value-type="float">
            <text:p>1.75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64362" calcext:value-type="float">
            <text:p>0.6436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3.75" calcext:value-type="float">
            <text:p>3.75</text:p>
          </table:table-cell>
          <table:table-cell office:value-type="float" office:value="0.26786" calcext:value-type="float">
            <text:p>0.26786</text:p>
          </table:table-cell>
          <table:table-cell office:value-type="float" office:value="1.75" calcext:value-type="float">
            <text:p>1.75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64362" calcext:value-type="float">
            <text:p>0.6436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6" calcext:value-type="float">
            <text:p>256</text:p>
          </table:table-cell>
          <table:table-cell office:value-type="float" office:value="3.75" calcext:value-type="float">
            <text:p>3.75</text:p>
          </table:table-cell>
          <table:table-cell office:value-type="float" office:value="0.26786" calcext:value-type="float">
            <text:p>0.26786</text:p>
          </table:table-cell>
          <table:table-cell office:value-type="float" office:value="1.75" calcext:value-type="float">
            <text:p>1.75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64362" calcext:value-type="float">
            <text:p>0.6436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3.75" calcext:value-type="float">
            <text:p>3.75</text:p>
          </table:table-cell>
          <table:table-cell office:value-type="float" office:value="0.26786" calcext:value-type="float">
            <text:p>0.26786</text:p>
          </table:table-cell>
          <table:table-cell office:value-type="float" office:value="1.75" calcext:value-type="float">
            <text:p>1.75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64362" calcext:value-type="float">
            <text:p>0.6436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.25" calcext:value-type="float">
            <text:p>2.25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61028" calcext:value-type="float">
            <text:p>0.6102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6" calcext:value-type="float">
            <text:p>256</text:p>
          </table:table-cell>
          <table:table-cell office:value-type="float" office:value="3.75" calcext:value-type="float">
            <text:p>3.75</text:p>
          </table:table-cell>
          <table:table-cell office:value-type="float" office:value="0.26786" calcext:value-type="float">
            <text:p>0.26786</text:p>
          </table:table-cell>
          <table:table-cell office:value-type="float" office:value="1.75" calcext:value-type="float">
            <text:p>1.75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64362" calcext:value-type="float">
            <text:p>0.6436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28571" calcext:value-type="float">
            <text:p>0.28571</text:p>
          </table:table-cell>
          <table:table-cell office:value-type="float" office:value="2.25" calcext:value-type="float">
            <text:p>2.25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61412" calcext:value-type="float">
            <text:p>0.6141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28571" calcext:value-type="float">
            <text:p>0.28571</text:p>
          </table:table-cell>
          <table:table-cell office:value-type="float" office:value="2.25" calcext:value-type="float">
            <text:p>2.25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61412" calcext:value-type="float">
            <text:p>0.6141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28571" calcext:value-type="float">
            <text:p>0.28571</text:p>
          </table:table-cell>
          <table:table-cell office:value-type="float" office:value="2.25" calcext:value-type="float">
            <text:p>2.25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61412" calcext:value-type="float">
            <text:p>0.6141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6" calcext:value-type="float">
            <text:p>256</text:p>
          </table:table-cell>
          <table:table-cell office:value-type="float" office:value="3.75" calcext:value-type="float">
            <text:p>3.75</text:p>
          </table:table-cell>
          <table:table-cell office:value-type="float" office:value="0.26786" calcext:value-type="float">
            <text:p>0.26786</text:p>
          </table:table-cell>
          <table:table-cell office:value-type="float" office:value="1.75" calcext:value-type="float">
            <text:p>1.75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64362" calcext:value-type="float">
            <text:p>0.6436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28571" calcext:value-type="float">
            <text:p>0.28571</text:p>
          </table:table-cell>
          <table:table-cell office:value-type="float" office:value="2.25" calcext:value-type="float">
            <text:p>2.25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61412" calcext:value-type="float">
            <text:p>0.6141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28571" calcext:value-type="float">
            <text:p>0.28571</text:p>
          </table:table-cell>
          <table:table-cell office:value-type="float" office:value="2.25" calcext:value-type="float">
            <text:p>2.25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61412" calcext:value-type="float">
            <text:p>0.6141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6" calcext:value-type="float">
            <text:p>256</text:p>
          </table:table-cell>
          <table:table-cell office:value-type="float" office:value="3.75" calcext:value-type="float">
            <text:p>3.75</text:p>
          </table:table-cell>
          <table:table-cell office:value-type="float" office:value="0.26786" calcext:value-type="float">
            <text:p>0.2678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2708" calcext:value-type="float">
            <text:p>0.6270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6" calcext:value-type="float">
            <text:p>256</text:p>
          </table:table-cell>
          <table:table-cell office:value-type="float" office:value="4.25" calcext:value-type="float">
            <text:p>4.25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1892" calcext:value-type="float">
            <text:p>0.61892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6" calcext:value-type="float">
            <text:p>256</text:p>
          </table:table-cell>
          <table:table-cell office:value-type="float" office:value="5.46484" calcext:value-type="float">
            <text:p>5.46484</text:p>
          </table:table-cell>
          <table:table-cell office:value-type="float" office:value="0.39035" calcext:value-type="float">
            <text:p>0.3903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41016" calcext:value-type="float">
            <text:p>0.41016</text:p>
          </table:table-cell>
          <table:table-cell office:value-type="string" calcext:value-type="string">
            <text:p>val_test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6" calcext:value-type="float">
            <text:p>256</text:p>
          </table:table-cell>
          <table:table-cell office:value-type="float" office:value="4.23438" calcext:value-type="float">
            <text:p>4.23438</text:p>
          </table:table-cell>
          <table:table-cell office:value-type="float" office:value="0.30246" calcext:value-type="float">
            <text:p>0.30246</text:p>
          </table:table-cell>
          <table:table-cell office:value-type="float" office:value="2.21094" calcext:value-type="float">
            <text:p>2.21094</text:p>
          </table:table-cell>
          <table:table-cell office:value-type="float" office:value="0.44219" calcext:value-type="float">
            <text:p>0.44219</text:p>
          </table:table-cell>
          <table:table-cell table:number-columns-repeated="2" office:value-type="float" office:value="0.54193" calcext:value-type="float">
            <text:p>0.5419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6" calcext:value-type="float">
            <text:p>256</text:p>
          </table:table-cell>
          <table:table-cell office:value-type="float" office:value="4.06641" calcext:value-type="float">
            <text:p>4.06641</text:p>
          </table:table-cell>
          <table:table-cell office:value-type="float" office:value="0.29046" calcext:value-type="float">
            <text:p>0.29046</text:p>
          </table:table-cell>
          <table:table-cell office:value-type="float" office:value="1.89062" calcext:value-type="float">
            <text:p>1.89062</text:p>
          </table:table-cell>
          <table:table-cell office:value-type="float" office:value="0.37813" calcext:value-type="float">
            <text:p>0.37813</text:p>
          </table:table-cell>
          <table:table-cell table:number-columns-repeated="2" office:value-type="float" office:value="0.61507" calcext:value-type="float">
            <text:p>0.6150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6" calcext:value-type="float">
            <text:p>256</text:p>
          </table:table-cell>
          <table:table-cell office:value-type="float" office:value="4.46875" calcext:value-type="float">
            <text:p>4.46875</text:p>
          </table:table-cell>
          <table:table-cell office:value-type="float" office:value="0.3192" calcext:value-type="float">
            <text:p>0.3192</text:p>
          </table:table-cell>
          <table:table-cell office:value-type="float" office:value="2.21875" calcext:value-type="float">
            <text:p>2.21875</text:p>
          </table:table-cell>
          <table:table-cell office:value-type="float" office:value="0.44375" calcext:value-type="float">
            <text:p>0.44375</text:p>
          </table:table-cell>
          <table:table-cell table:number-columns-repeated="2" office:value-type="float" office:value="0.54854" calcext:value-type="float">
            <text:p>0.5485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6" calcext:value-type="float">
            <text:p>256</text:p>
          </table:table-cell>
          <table:table-cell office:value-type="float" office:value="4.02344" calcext:value-type="float">
            <text:p>4.02344</text:p>
          </table:table-cell>
          <table:table-cell office:value-type="float" office:value="0.28739" calcext:value-type="float">
            <text:p>0.28739</text:p>
          </table:table-cell>
          <table:table-cell office:value-type="float" office:value="1.99609" calcext:value-type="float">
            <text:p>1.99609</text:p>
          </table:table-cell>
          <table:table-cell office:value-type="float" office:value="0.39922" calcext:value-type="float">
            <text:p>0.39922</text:p>
          </table:table-cell>
          <table:table-cell table:number-columns-repeated="2" office:value-type="float" office:value="0.59826" calcext:value-type="float">
            <text:p>0.5982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6" calcext:value-type="float">
            <text:p>256</text:p>
          </table:table-cell>
          <table:table-cell office:value-type="float" office:value="4.34375" calcext:value-type="float">
            <text:p>4.34375</text:p>
          </table:table-cell>
          <table:table-cell office:value-type="float" office:value="0.31027" calcext:value-type="float">
            <text:p>0.31027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0.40625" calcext:value-type="float">
            <text:p>0.40625</text:p>
          </table:table-cell>
          <table:table-cell table:number-columns-repeated="2" office:value-type="float" office:value="0.573" calcext:value-type="float">
            <text:p>0.57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6" calcext:value-type="float">
            <text:p>256</text:p>
          </table:table-cell>
          <table:table-cell office:value-type="float" office:value="4.46875" calcext:value-type="float">
            <text:p>4.46875</text:p>
          </table:table-cell>
          <table:table-cell office:value-type="float" office:value="0.3192" calcext:value-type="float">
            <text:p>0.3192</text:p>
          </table:table-cell>
          <table:table-cell office:value-type="float" office:value="2.00391" calcext:value-type="float">
            <text:p>2.00391</text:p>
          </table:table-cell>
          <table:table-cell office:value-type="float" office:value="0.40078" calcext:value-type="float">
            <text:p>0.40078</text:p>
          </table:table-cell>
          <table:table-cell table:number-columns-repeated="2" office:value-type="float" office:value="0.57128" calcext:value-type="float">
            <text:p>0.5712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6" calcext:value-type="float">
            <text:p>256</text:p>
          </table:table-cell>
          <table:table-cell office:value-type="float" office:value="4.08984" calcext:value-type="float">
            <text:p>4.08984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2.24609" calcext:value-type="float">
            <text:p>2.24609</text:p>
          </table:table-cell>
          <table:table-cell office:value-type="float" office:value="0.44922" calcext:value-type="float">
            <text:p>0.44922</text:p>
          </table:table-cell>
          <table:table-cell table:number-columns-repeated="2" office:value-type="float" office:value="0.56156" calcext:value-type="float">
            <text:p>0.5615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" calcext:value-type="float">
            <text:p>256</text:p>
          </table:table-cell>
          <table:table-cell office:value-type="float" office:value="4.11328" calcext:value-type="float">
            <text:p>4.11328</text:p>
          </table:table-cell>
          <table:table-cell office:value-type="float" office:value="0.29381" calcext:value-type="float">
            <text:p>0.29381</text:p>
          </table:table-cell>
          <table:table-cell office:value-type="float" office:value="2.14453" calcext:value-type="float">
            <text:p>2.14453</text:p>
          </table:table-cell>
          <table:table-cell office:value-type="float" office:value="0.42891" calcext:value-type="float">
            <text:p>0.42891</text:p>
          </table:table-cell>
          <table:table-cell table:number-columns-repeated="2" office:value-type="float" office:value="0.57026" calcext:value-type="float">
            <text:p>0.5702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6" calcext:value-type="float">
            <text:p>256</text:p>
          </table:table-cell>
          <table:table-cell office:value-type="float" office:value="3.96875" calcext:value-type="float">
            <text:p>3.96875</text:p>
          </table:table-cell>
          <table:table-cell office:value-type="float" office:value="0.28348" calcext:value-type="float">
            <text:p>0.28348</text:p>
          </table:table-cell>
          <table:table-cell office:value-type="float" office:value="1.85938" calcext:value-type="float">
            <text:p>1.85938</text:p>
          </table:table-cell>
          <table:table-cell office:value-type="float" office:value="0.37188" calcext:value-type="float">
            <text:p>0.37188</text:p>
          </table:table-cell>
          <table:table-cell table:number-columns-repeated="2" office:value-type="float" office:value="0.62741" calcext:value-type="float">
            <text:p>0.6274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6" calcext:value-type="float">
            <text:p>256</text:p>
          </table:table-cell>
          <table:table-cell office:value-type="float" office:value="4.01562" calcext:value-type="float">
            <text:p>4.01562</text:p>
          </table:table-cell>
          <table:table-cell office:value-type="float" office:value="0.28683" calcext:value-type="float">
            <text:p>0.28683</text:p>
          </table:table-cell>
          <table:table-cell office:value-type="float" office:value="2.04297" calcext:value-type="float">
            <text:p>2.04297</text:p>
          </table:table-cell>
          <table:table-cell office:value-type="float" office:value="0.40859" calcext:value-type="float">
            <text:p>0.40859</text:p>
          </table:table-cell>
          <table:table-cell table:number-columns-repeated="2" office:value-type="float" office:value="0.61387" calcext:value-type="float">
            <text:p>0.6138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.87891" calcext:value-type="float">
            <text:p>3.87891</text:p>
          </table:table-cell>
          <table:table-cell office:value-type="float" office:value="0.27706" calcext:value-type="float">
            <text:p>0.27706</text:p>
          </table:table-cell>
          <table:table-cell office:value-type="float" office:value="1.82812" calcext:value-type="float">
            <text:p>1.82812</text:p>
          </table:table-cell>
          <table:table-cell office:value-type="float" office:value="0.36563" calcext:value-type="float">
            <text:p>0.36563</text:p>
          </table:table-cell>
          <table:table-cell table:number-columns-repeated="2" office:value-type="float" office:value="0.63478" calcext:value-type="float">
            <text:p>0.6347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6" calcext:value-type="float">
            <text:p>256</text:p>
          </table:table-cell>
          <table:table-cell office:value-type="float" office:value="4.17969" calcext:value-type="float">
            <text:p>4.17969</text:p>
          </table:table-cell>
          <table:table-cell office:value-type="float" office:value="0.29855" calcext:value-type="float">
            <text:p>0.29855</text:p>
          </table:table-cell>
          <table:table-cell office:value-type="float" office:value="2.14453" calcext:value-type="float">
            <text:p>2.14453</text:p>
          </table:table-cell>
          <table:table-cell office:value-type="float" office:value="0.42891" calcext:value-type="float">
            <text:p>0.42891</text:p>
          </table:table-cell>
          <table:table-cell table:number-columns-repeated="2" office:value-type="float" office:value="0.56539" calcext:value-type="float">
            <text:p>0.5653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6" calcext:value-type="float">
            <text:p>256</text:p>
          </table:table-cell>
          <table:table-cell office:value-type="float" office:value="4.04297" calcext:value-type="float">
            <text:p>4.04297</text:p>
          </table:table-cell>
          <table:table-cell office:value-type="float" office:value="0.28878" calcext:value-type="float">
            <text:p>0.28878</text:p>
          </table:table-cell>
          <table:table-cell office:value-type="float" office:value="1.89453" calcext:value-type="float">
            <text:p>1.89453</text:p>
          </table:table-cell>
          <table:table-cell office:value-type="float" office:value="0.37891" calcext:value-type="float">
            <text:p>0.37891</text:p>
          </table:table-cell>
          <table:table-cell table:number-columns-repeated="2" office:value-type="float" office:value="0.61335" calcext:value-type="float">
            <text:p>0.6133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6" calcext:value-type="float">
            <text:p>256</text:p>
          </table:table-cell>
          <table:table-cell office:value-type="float" office:value="3.71094" calcext:value-type="float">
            <text:p>3.71094</text:p>
          </table:table-cell>
          <table:table-cell office:value-type="float" office:value="0.26507" calcext:value-type="float">
            <text:p>0.26507</text:p>
          </table:table-cell>
          <table:table-cell office:value-type="float" office:value="1.89062" calcext:value-type="float">
            <text:p>1.89062</text:p>
          </table:table-cell>
          <table:table-cell office:value-type="float" office:value="0.37813" calcext:value-type="float">
            <text:p>0.37813</text:p>
          </table:table-cell>
          <table:table-cell table:number-columns-repeated="2" office:value-type="float" office:value="0.63299" calcext:value-type="float">
            <text:p>0.6329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6" calcext:value-type="float">
            <text:p>256</text:p>
          </table:table-cell>
          <table:table-cell office:value-type="float" office:value="3.84375" calcext:value-type="float">
            <text:p>3.84375</text:p>
          </table:table-cell>
          <table:table-cell office:value-type="float" office:value="0.27455" calcext:value-type="float">
            <text:p>0.27455</text:p>
          </table:table-cell>
          <table:table-cell office:value-type="float" office:value="1.89062" calcext:value-type="float">
            <text:p>1.89062</text:p>
          </table:table-cell>
          <table:table-cell office:value-type="float" office:value="0.37813" calcext:value-type="float">
            <text:p>0.37813</text:p>
          </table:table-cell>
          <table:table-cell table:number-columns-repeated="2" office:value-type="float" office:value="0.6272" calcext:value-type="float">
            <text:p>0.627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6" calcext:value-type="float">
            <text:p>256</text:p>
          </table:table-cell>
          <table:table-cell office:value-type="float" office:value="3.95312" calcext:value-type="float">
            <text:p>3.95312</text:p>
          </table:table-cell>
          <table:table-cell office:value-type="float" office:value="0.28237" calcext:value-type="float">
            <text:p>0.28237</text:p>
          </table:table-cell>
          <table:table-cell office:value-type="float" office:value="1.89062" calcext:value-type="float">
            <text:p>1.89062</text:p>
          </table:table-cell>
          <table:table-cell office:value-type="float" office:value="0.37813" calcext:value-type="float">
            <text:p>0.37813</text:p>
          </table:table-cell>
          <table:table-cell table:number-columns-repeated="2" office:value-type="float" office:value="0.6228" calcext:value-type="float">
            <text:p>0.622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6" calcext:value-type="float">
            <text:p>256</text:p>
          </table:table-cell>
          <table:table-cell office:value-type="float" office:value="3.875" calcext:value-type="float">
            <text:p>3.875</text:p>
          </table:table-cell>
          <table:table-cell office:value-type="float" office:value="0.27679" calcext:value-type="float">
            <text:p>0.27679</text:p>
          </table:table-cell>
          <table:table-cell office:value-type="float" office:value="1.75" calcext:value-type="float">
            <text:p>1.75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61362" calcext:value-type="float">
            <text:p>0.6136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6" calcext:value-type="float">
            <text:p>256</text:p>
          </table:table-cell>
          <table:table-cell office:value-type="float" office:value="4.125" calcext:value-type="float">
            <text:p>4.125</text:p>
          </table:table-cell>
          <table:table-cell office:value-type="float" office:value="0.29464" calcext:value-type="float">
            <text:p>0.29464</text:p>
          </table:table-cell>
          <table:table-cell office:value-type="float" office:value="1.875" calcext:value-type="float">
            <text:p>1.87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60341" calcext:value-type="float">
            <text:p>0.6034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6" calcext:value-type="float">
            <text:p>256</text:p>
          </table:table-cell>
          <table:table-cell office:value-type="float" office:value="3.51172" calcext:value-type="float">
            <text:p>3.51172</text:p>
          </table:table-cell>
          <table:table-cell office:value-type="float" office:value="0.25084" calcext:value-type="float">
            <text:p>0.25084</text:p>
          </table:table-cell>
          <table:table-cell office:value-type="float" office:value="1.60547" calcext:value-type="float">
            <text:p>1.60547</text:p>
          </table:table-cell>
          <table:table-cell office:value-type="float" office:value="0.32109" calcext:value-type="float">
            <text:p>0.32109</text:p>
          </table:table-cell>
          <table:table-cell table:number-columns-repeated="2" office:value-type="float" office:value="0.64365" calcext:value-type="float">
            <text:p>0.6436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6" calcext:value-type="float">
            <text:p>256</text:p>
          </table:table-cell>
          <table:table-cell office:value-type="float" office:value="3.89453" calcext:value-type="float">
            <text:p>3.89453</text:p>
          </table:table-cell>
          <table:table-cell office:value-type="float" office:value="0.27818" calcext:value-type="float">
            <text:p>0.27818</text:p>
          </table:table-cell>
          <table:table-cell office:value-type="float" office:value="1.79688" calcext:value-type="float">
            <text:p>1.79688</text:p>
          </table:table-cell>
          <table:table-cell office:value-type="float" office:value="0.35938" calcext:value-type="float">
            <text:p>0.35938</text:p>
          </table:table-cell>
          <table:table-cell table:number-columns-repeated="2" office:value-type="float" office:value="0.6272" calcext:value-type="float">
            <text:p>0.627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6" calcext:value-type="float">
            <text:p>256</text:p>
          </table:table-cell>
          <table:table-cell office:value-type="float" office:value="4.00781" calcext:value-type="float">
            <text:p>4.00781</text:p>
          </table:table-cell>
          <table:table-cell office:value-type="float" office:value="0.28627" calcext:value-type="float">
            <text:p>0.28627</text:p>
          </table:table-cell>
          <table:table-cell office:value-type="float" office:value="1.83594" calcext:value-type="float">
            <text:p>1.83594</text:p>
          </table:table-cell>
          <table:table-cell office:value-type="float" office:value="0.36719" calcext:value-type="float">
            <text:p>0.36719</text:p>
          </table:table-cell>
          <table:table-cell table:number-columns-repeated="2" office:value-type="float" office:value="0.61527" calcext:value-type="float">
            <text:p>0.6152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6" calcext:value-type="float">
            <text:p>256</text:p>
          </table:table-cell>
          <table:table-cell office:value-type="float" office:value="4.15625" calcext:value-type="float">
            <text:p>4.15625</text:p>
          </table:table-cell>
          <table:table-cell office:value-type="float" office:value="0.29688" calcext:value-type="float">
            <text:p>0.29688</text:p>
          </table:table-cell>
          <table:table-cell office:value-type="float" office:value="1.99609" calcext:value-type="float">
            <text:p>1.99609</text:p>
          </table:table-cell>
          <table:table-cell office:value-type="float" office:value="0.39922" calcext:value-type="float">
            <text:p>0.39922</text:p>
          </table:table-cell>
          <table:table-cell table:number-columns-repeated="2" office:value-type="float" office:value="0.60754" calcext:value-type="float">
            <text:p>0.607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4">00/00/0000</text:date>, <text:time style:data-style-name="N2" text:time-value="02:56:50.507048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2T06:56:43.074996044</meta:creation-date>
    <dc:date>2022-08-04T03:04:47.760474761</dc:date>
    <meta:editing-duration>PT3H19M51S</meta:editing-duration>
    <meta:editing-cycles>32</meta:editing-cycles>
    <meta:generator>LibreOffice/5.1.6.2$Linux_X86_64 LibreOffice_project/10m0$Build-2</meta:generator>
    <meta:document-statistic meta:table-count="1" meta:cell-count="1114" meta:object-count="0"/>
  </office:meta>
</office:document-meta>
</file>